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Standard">
      <style:text-properties style:font-name="Arial" fo:font-weight="normal" style:font-weight-asian="normal" style:font-weight-complex="normal"/>
    </style:style>
    <style:style style:name="P4" style:family="paragraph" style:parent-style-name="Standard">
      <style:text-properties style:font-name="Arial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text-properties fo:color="#ff3333" style:font-name="Arial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fo:color="#ff3333" style:font-name="Arial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text-properties style:use-window-font-color="true" style:font-name="Arial" fo:font-size="14pt" fo:font-weight="bold" style:font-size-asian="14pt" style:font-weight-asian="bold" style:font-size-complex="14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Heading">
      <style:text-properties style:font-name="Arial" fo:font-size="10pt" style:font-size-asian="10pt" style:font-size-complex="10pt"/>
    </style:style>
    <style:style style:name="P12" style:family="paragraph" style:parent-style-name="Standard" style:list-style-name="L1">
      <style:text-properties style:font-name="Arial" fo:font-size="10pt" fo:font-weight="normal" style:font-size-asian="10pt" style:font-weight-asian="normal" style:font-size-complex="10pt" style:font-weight-complex="normal"/>
    </style:style>
    <style:style style:name="P13" style:family="paragraph" style:parent-style-name="Standard" style:list-style-name="L2">
      <style:text-properties style:font-name="Arial" fo:font-size="10pt" fo:font-weight="normal" style:font-size-asian="10pt" style:font-weight-asian="normal" style:font-size-complex="10pt" style:font-weight-complex="normal"/>
    </style:style>
    <style:style style:name="P14" style:family="paragraph" style:parent-style-name="Standard" style:list-style-name="L3">
      <style:text-properties style:font-name="Arial" fo:font-size="10pt" fo:font-weight="normal" style:font-size-asian="10pt" style:font-weight-asian="normal" style:font-size-complex="10pt" style:font-weight-complex="normal"/>
    </style:style>
    <style:style style:name="P15" style:family="paragraph" style:parent-style-name="Standard" style:list-style-name="L4">
      <style:text-properties style:font-name="Arial" fo:font-size="10pt" fo:font-weight="normal" style:font-size-asian="10pt" style:font-weight-asian="normal" style:font-size-complex="10pt" style:font-weight-complex="normal"/>
    </style:style>
    <style:style style:name="P16" style:family="paragraph" style:parent-style-name="Standard" style:list-style-name="L5">
      <style:text-properties style:font-name="Arial" fo:font-size="10pt" fo:font-weight="normal" style:font-size-asian="10pt" style:font-weight-asian="normal" style:font-size-complex="10pt" style:font-weight-complex="normal"/>
    </style:style>
    <style:style style:name="P17" style:family="paragraph" style:parent-style-name="Standard" style:list-style-name="L6">
      <style:text-properties style:font-name="Arial" fo:font-size="10pt" fo:font-weight="normal" style:font-size-asian="10pt" style:font-weight-asian="normal" style:font-size-complex="10pt" style:font-weight-complex="normal"/>
    </style:style>
    <style:style style:name="P18" style:family="paragraph" style:parent-style-name="Standard" style:list-style-name="L7">
      <style:text-properties style:font-name="Arial" fo:font-size="10pt" fo:font-weight="normal" style:font-size-asian="10pt" style:font-weight-asian="normal" style:font-size-complex="10pt" style:font-weight-complex="normal"/>
    </style:style>
    <style:style style:name="P19" style:family="paragraph" style:parent-style-name="Standard" style:list-style-name="L8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P20" style:family="paragraph" style:parent-style-name="Standard" style:list-style-name="L10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P21" style:family="paragraph" style:parent-style-name="Standard" style:list-style-name="L9"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MDC Website</text:p>
      <text:p text:style-name="P2"/>
      <text:p text:style-name="P6">Strategy</text:p>
      <text:p text:style-name="P2"/>
      <text:p text:style-name="P2"><text:tab/>Who is the site for?</text:p>
      <text:p text:style-name="P3"/>
      <text:list xml:id="list9111560289499864636" text:style-name="L1">
        <text:list-item>
          <text:p text:style-name="P12">Three main groups.</text:p>
        </text:list-item>
      </text:list>
      <text:list xml:id="list5878194879331182452" text:style-name="L2">
        <text:list-item>
          <text:list>
            <text:list-item>
              <text:list>
                <text:list-item>
                  <text:p text:style-name="P13">1<text:span text:style-name="T3">st</text:span>, the <text:span text:style-name="T2">target </text:span>audience being users with an interest in metal detecting, looking to sign up to become a member of the club.</text:p>
                </text:list-item>
                <text:list-item>
                  <text:p text:style-name="P13">2<text:span text:style-name="T3">nd</text:span>, users looking for more information on the DMDC.</text:p>
                </text:list-item>
                <text:list-item>
                  <text:p text:style-name="P13">3<text:span text:style-name="T3">rd</text:span> existing members of the DMDC.</text:p>
                </text:list-item>
              </text:list>
            </text:list-item>
          </text:list>
        </text:list-item>
      </text:list>
      <text:p text:style-name="P4"/>
      <text:p text:style-name="P3"><text:tab/><text:span text:style-name="T2">What do we know about our demographic?</text:span></text:p>
      <text:p text:style-name="P2"/>
      <text:list xml:id="list5407763396476781683" text:style-name="L3">
        <text:list-item>
          <text:p text:style-name="P14">Site is based for general public. Taking stats from 262 metal detectorists interviewed, most likely aged 40 and above (26.7% were aged 35-44, 87.4% were aged 45+), and also predominantly male. (92.4% of interviewed) (page 2 and fig2)</text:p>
        </text:list-item>
      </text:list>
      <text:p text:style-name="P4"/>
      <text:p text:style-name="P4"><text:tab/>Statistics pulled from -</text:p>
      <text:p text:style-name="P2"><text:span text:style-name="T4"><text:tab/></text:span><text:a xlink:type="simple" xlink:href="https://tuhat.helsinki.fi/ws/files/120984316/Searching_for_Answers.pdf" text:style-name="Internet_20_link" text:visited-style-name="Visited_20_Internet_20_Link"><text:span text:style-name="T4">https://tuhat.helsinki.fi/ws/files/120984316/Searching_for_Answers.pdf</text:span></text:a><text:span text:style-name="T4"> <text:s/>2012</text:span></text:p>
      <text:p text:style-name="P3"/>
      <text:p text:style-name="P3"/>
      <text:p text:style-name="P2"><text:span text:style-name="T1"><text:tab/></text:span>Is the content relevant / is the technology appropriate?</text:p>
      <text:p text:style-name="P2"/>
      <text:list xml:id="list7627106359568242881" text:style-name="L4">
        <text:list-item>
          <text:list>
            <text:list-item>
              <text:p text:style-name="P15">70% of those interviewed in the above study wrote that they catalogued their finds via online resources (fig6). This suggests a decent understanding of web literacy, as well as understanding the inputting of an online sign up form.</text:p>
            </text:list-item>
            <text:list-item>
              <text:p text:style-name="P15">There is a discussion that due to the lack of young recruits into the hobby, there is a concern about where the next generation of metal detector users are going to come from. Providing an online platform and potential discussion space (future addition) would be a desirable project to attract younger members.</text:p>
            </text:list-item>
          </text:list>
        </text:list-item>
      </text:list>
      <text:p text:style-name="P4"/>
      <text:p text:style-name="P2"><text:span text:style-name="T1"><text:tab/></text:span>Club goals</text:p>
      <text:p text:style-name="P2"/>
      <text:list xml:id="list7112421091299682028" text:style-name="L5">
        <text:list-item>
          <text:list>
            <text:list-item>
              <text:p text:style-name="P16">Recruit more members</text:p>
            </text:list-item>
            <text:list-item>
              <text:p text:style-name="P16">Increase club awareness</text:p>
            </text:list-item>
            <text:list-item>
              <text:p text:style-name="P16">Gain money from membership fees (pay membership online, future release?)</text:p>
            </text:list-item>
            <text:list-item>
              <text:p text:style-name="P16">Tie together social media pages to provide a main hub of content.</text:p>
            </text:list-item>
          </text:list>
        </text:list-item>
      </text:list>
      <text:p text:style-name="P3"/>
      <text:p text:style-name="P2"><text:span text:style-name="T1"><text:tab/></text:span>Why would a user want this?</text:p>
      <text:p text:style-name="P2"><text:tab/></text:p>
      <text:list xml:id="list6503192864889588578" text:style-name="L6">
        <text:list-item>
          <text:list>
            <text:list-item>
              <text:p text:style-name="P17">Provides a window into what life is like as a member of the club without committing in person</text:p>
            </text:list-item>
            <text:list-item>
              <text:p text:style-name="P17">Determine if the club a good match for them</text:p>
            </text:list-item>
            <text:list-item>
              <text:p text:style-name="P17">If the user already has an interest in the hobby but wants to join a club to be social</text:p>
            </text:list-item>
            <text:list-item>
              <text:p text:style-name="P17">Provide a resource to sign up for further information and contact with the club</text:p>
            </text:list-item>
          </text:list>
        </text:list-item>
      </text:list>
      <text:list xml:id="list34345400" text:continue-list="list7112421091299682028" text:style-name="L5">
        <text:list-item>
          <text:list>
            <text:list-item>
              <text:p text:style-name="P16">Possible 'Online finds table', learn more about the history of the area / what does the club dig up?</text:p>
            </text:list-item>
          </text:list>
        </text:list-item>
      </text:list>
      <text:p text:style-name="P4"/>
      <text:p text:style-name="P2"><text:span text:style-name="T1"><text:tab/></text:span>What makes a good club website experience?</text:p>
      <text:p text:style-name="P2"><text:tab/></text:p>
      <text:list xml:id="list643039989010504904" text:style-name="L7">
        <text:list-item>
          <text:list>
            <text:list-item>
              <text:p text:style-name="P18">Information is presented in a clear, accessible format</text:p>
            </text:list-item>
            <text:list-item>
              <text:p text:style-name="P18">If the desired information isn't immediately presented, the navigation to their desired goal must be clear and obvious as well. </text:p>
            </text:list-item>
            <text:list-item>
              <text:p text:style-name="P18">Website fulfils expected conventions. Nav bar across the top or under a header. Footer at the bottom of the page for contact information / social links.</text:p>
            </text:list-item>
            <text:list-item>
              <text:p text:style-name="P18">Aesthetically pleasing. Relevant images and video content if applicable. Colour choice also subject specific</text:p>
            </text:list-item>
            <text:list-item>
              <text:p text:style-name="P18"><text:soft-page-break/>Text / images to be as concise as possible while still conveying information. If that is not possible, some sort of search option.</text:p>
            </text:list-item>
            <text:list-item>
              <text:p text:style-name="P18">Pages / sections to be clearly split and easily accessible</text:p>
            </text:list-item>
            <text:list-item>
              <text:p text:style-name="P18">Some sort of club brand or badge, to provide something identifiable for both club and user.</text:p>
            </text:list-item>
          </text:list>
        </text:list-item>
      </text:list>
      <text:p text:style-name="P4"/>
      <text:p text:style-name="P5"><text:tab/></text:p>
      <text:p text:style-name="P5"><text:tab/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1">Feature</text:p>
          </table:table-cell>
          <table:table-cell table:style-name="Table1.A1" office:value-type="string">
            <text:p text:style-name="P11">Importance</text:p>
          </table:table-cell>
          <table:table-cell table:style-name="Table1.C1" office:value-type="string">
            <text:p text:style-name="P11">Viability / Feasibility</text:p>
          </table:table-cell>
        </table:table-row>
        <table:table-row>
          <table:table-cell table:style-name="Table1.A2" office:value-type="string">
            <text:p text:style-name="P9">Create an online presence</text:p>
          </table:table-cell>
          <table:table-cell table:style-name="Table1.B2" office:value-type="float" office:value="5">
            <text:p text:style-name="P9">5</text:p>
          </table:table-cell>
          <table:table-cell table:style-name="Table1.C2" office:value-type="float" office:value="5">
            <text:p text:style-name="P9">5</text:p>
          </table:table-cell>
        </table:table-row>
        <table:table-row>
          <table:table-cell table:style-name="Table1.A2" office:value-type="string">
            <text:p text:style-name="P9">Provide a space to sign up</text:p>
          </table:table-cell>
          <table:table-cell table:style-name="Table1.B2" office:value-type="float" office:value="5">
            <text:p text:style-name="P9">5</text:p>
          </table:table-cell>
          <table:table-cell table:style-name="Table1.C2" office:value-type="float" office:value="5">
            <text:p text:style-name="P9">5</text:p>
          </table:table-cell>
        </table:table-row>
        <table:table-row>
          <table:table-cell table:style-name="Table1.A2" office:value-type="string">
            <text:p text:style-name="P9">Information about the club</text:p>
          </table:table-cell>
          <table:table-cell table:style-name="Table1.B2" office:value-type="float" office:value="4">
            <text:p text:style-name="P9">4</text:p>
          </table:table-cell>
          <table:table-cell table:style-name="Table1.C2" office:value-type="float" office:value="4">
            <text:p text:style-name="P9">4</text:p>
          </table:table-cell>
        </table:table-row>
        <table:table-row>
          <table:table-cell table:style-name="Table1.A2" office:value-type="string">
            <text:p text:style-name="P9">Display meeting information</text:p>
          </table:table-cell>
          <table:table-cell table:style-name="Table1.B2" office:value-type="float" office:value="4">
            <text:p text:style-name="P9">4</text:p>
          </table:table-cell>
          <table:table-cell table:style-name="Table1.C2" office:value-type="float" office:value="4">
            <text:p text:style-name="P9">4</text:p>
          </table:table-cell>
        </table:table-row>
        <table:table-row>
          <table:table-cell table:style-name="Table1.A2" office:value-type="string">
            <text:p text:style-name="P9">Link social media pages</text:p>
          </table:table-cell>
          <table:table-cell table:style-name="Table1.B2" office:value-type="float" office:value="2">
            <text:p text:style-name="P9">2</text:p>
          </table:table-cell>
          <table:table-cell table:style-name="Table1.C2" office:value-type="float" office:value="4">
            <text:p text:style-name="P9">4</text:p>
          </table:table-cell>
        </table:table-row>
        <table:table-row>
          <table:table-cell table:style-name="Table1.A2" office:value-type="string">
            <text:p text:style-name="P9">Online finds table</text:p>
          </table:table-cell>
          <table:table-cell table:style-name="Table1.B2" office:value-type="float" office:value="3">
            <text:p text:style-name="P9">3</text:p>
          </table:table-cell>
          <table:table-cell table:style-name="Table1.C2" office:value-type="float" office:value="3">
            <text:p text:style-name="P9">3</text:p>
          </table:table-cell>
        </table:table-row>
        <table:table-row>
          <table:table-cell table:style-name="Table1.A2" office:value-type="string">
            <text:p text:style-name="P9">Pay membership fees online</text:p>
          </table:table-cell>
          <table:table-cell table:style-name="Table1.B2" office:value-type="float" office:value="3">
            <text:p text:style-name="P9">3</text:p>
          </table:table-cell>
          <table:table-cell table:style-name="Table1.C2" office:value-type="float" office:value="1">
            <text:p text:style-name="P9">1</text:p>
          </table:table-cell>
        </table:table-row>
        <table:table-row>
          <table:table-cell table:style-name="Table1.A2" office:value-type="string">
            <text:p text:style-name="P9">Create a forum / chatroom</text:p>
          </table:table-cell>
          <table:table-cell table:style-name="Table1.B2" office:value-type="float" office:value="3">
            <text:p text:style-name="P9">3</text:p>
          </table:table-cell>
          <table:table-cell table:style-name="Table1.C2" office:value-type="float" office:value="1">
            <text:p text:style-name="P9">1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float" office:value="29">
            <text:p text:style-name="P10">29</text:p>
          </table:table-cell>
          <table:table-cell table:style-name="Table1.C2" office:value-type="float" office:value="27">
            <text:p text:style-name="P10">27</text:p>
          </table:table-cell>
        </table:table-row>
      </table:table>
      <text:p text:style-name="P5"/>
      <text:p text:style-name="P6">Scope</text:p>
      <text:p text:style-name="P6"/>
      <text:list xml:id="list8496408771073908120" text:style-name="L8">
        <text:list-item>
          <text:p text:style-name="P19">Creating an online presence</text:p>
        </text:list-item>
        <text:list-item>
          <text:p text:style-name="P19">Proving a space to sign up</text:p>
        </text:list-item>
        <text:list-item>
          <text:p text:style-name="P19">Display information about the club</text:p>
        </text:list-item>
        <text:list-item>
          <text:p text:style-name="P19">Display meeting information</text:p>
        </text:list-item>
        <text:list-item>
          <text:p text:style-name="P19">Link social media pages (footer)</text:p>
        </text:list-item>
        <text:list-item>
          <text:p text:style-name="P19">Online finds table</text:p>
        </text:list-item>
      </text:list>
      <text:p text:style-name="P7"/>
      <text:p text:style-name="P6">Structure</text:p>
      <text:p text:style-name="P6"/>
      <text:list xml:id="list19496671363126356" text:style-name="L9">
        <text:list-item>
          <text:list>
            <text:list-item>
              <text:p text:style-name="P21">Built to primarily push people towards signing up to the club as the main target audience are those who aren't already members.</text:p>
            </text:list-item>
            <text:list-item>
              <text:p text:style-name="P21">However, the page should still be useful for those looking to gain information or connect further with the club. </text:p>
            </text:list-item>
            <text:list-item>
              <text:p text:style-name="P21">Site will be built around a home page as the index, then provide branches off to an online finds table and a sign up form to hit both key goals.</text:p>
            </text:list-item>
            <text:list-item>
              <text:p text:style-name="P21">The home page will also serve the purpose of displaying important meeting information, which would be valuable to both groups.</text:p>
            </text:list-item>
          </text:list>
        </text:list-item>
      </text:list>
      <text:p text:style-name="P6"/>
      <text:p text:style-name="P6">Skeleton</text:p>
      <text:p text:style-name="P8"/>
      <text:list xml:id="list7221061045386206249" text:style-name="L10">
        <text:list-item>
          <text:p text:style-name="P20">Home page as index. Always reachable via clicking the logo / headline text</text:p>
        </text:list-item>
        <text:list-item>
          <text:p text:style-name="P20">Nav bar to be replicated on each page, top right of page on desktop, tablet. Collapsing underneath hero image on mobile.</text:p>
        </text:list-item>
        <text:list-item>
          <text:p text:style-name="P20">Whole site to be structured on 3 or 4 colours at most.</text:p>
        </text:list-item>
        <text:list-item>
          <text:p text:style-name="P20">Make sure content is visible below the hero image</text:p>
        </text:list-item>
        <text:list-item>
          <text:p text:style-name="P20">Include hover colour changes on clickable links.</text:p>
        </text:list-item>
        <text:list-item>
          <text:p text:style-name="P20">Keep text as minimal as possible, lean on images and logo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 Mecrow</meta:initial-creator>
    <meta:creation-date>2021-08-25T15:30:44.88</meta:creation-date>
    <dc:date>2021-08-26T12:55:39.81</dc:date>
    <dc:creator>Chris Mecrow</dc:creator>
    <meta:editing-duration>PT7H31M56S</meta:editing-duration>
    <meta:editing-cycles>11</meta:editing-cycles>
    <meta:generator>OpenOffice/4.1.5$Win32 OpenOffice.org_project/415m1$Build-9789</meta:generator>
    <meta:document-statistic meta:table-count="1" meta:image-count="0" meta:object-count="0" meta:page-count="2" meta:paragraph-count="85" meta:word-count="726" meta:character-count="4023"/>
  </office:meta>
</office:document-meta>
</file>